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 draw:shadow="visible" draw:shadow-offset-x="0.07cm" draw:shadow-offset-y="0.07cm"/>
    </style:style>
    <style:style style:name="gr2" style:family="graphic" style:parent-style-name="standard">
      <style:graphic-properties draw:fill="solid" draw:fill-color="#204a87" draw:textarea-horizontal-align="justify" draw:textarea-vertical-align="middle" draw:auto-grow-height="false" draw:shadow="visible" draw:shadow-offset-x="0.07cm" draw:shadow-offset-y="0.0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1.705cm" svg:height="0.068cm" draw:transform="skewX (-0.25883232807071) rotate (0.662701516982122) translate (0.275cm 1.468cm)">
          <text:p/>
        </draw:rect>
        <draw:custom-shape draw:style-name="gr2" draw:text-style-name="P1" draw:layer="layout" svg:width="0.379cm" svg:height="0.38cm" svg:x="1.509cm" svg:y="0.2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379cm" svg:height="0.379cm" svg:x="0.038cm" svg:y="1.3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1T20:41:14.66</meta:creation-date>
    <dc:date>2009-06-03T10:29:48.56</dc:date>
    <meta:editing-duration>PT13H25M13S</meta:editing-duration>
    <meta:editing-cycles>10</meta:editing-cycles>
    <meta:generator>OpenOffice.org/3.0$Win32 OpenOffice.org_project/300m15$Build-9379</meta:generator>
    <meta:document-statistic meta:object-count="3"/>
    <meta:user-defined meta:name="Info 1"/>
    <meta:user-defined meta:name="Info 2"/>
    <meta:user-defined meta:name="Info 3"/>
    <meta:user-defined meta:name="Info 4"/>
  </office:meta>
</office:document-meta>
</file>